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.0" office:value-type="float"/>
          <table:table-cell office:value="0.6775821544731963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.0" office:value-type="float"/>
          <table:table-cell office:value="0.6868484118224281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.0" office:value-type="float"/>
          <table:table-cell office:value="0.713697080010578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.0" office:value-type="float"/>
          <table:table-cell office:value="0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.0" office:value-type="float"/>
          <table:table-cell office:value="0.7112574506313046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.0" office:value-type="float"/>
          <table:table-cell office:value="0.7045170070297365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.0" office:value-type="float"/>
          <table:table-cell office:value="0.7074445926922273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.0" office:value-type="float"/>
          <table:table-cell office:value="0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.0" office:value-type="float"/>
          <table:table-cell office:value="0.6970771125561492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.0" office:value-type="float"/>
          <table:table-cell office:value="0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.0" office:value-type="float"/>
          <table:table-cell office:value="0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.0" office:value-type="float"/>
          <table:table-cell office:value="0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1.0" office:value-type="float"/>
          <table:table-cell office:value="0.6323400631471133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.0" office:value-type="float"/>
          <table:table-cell office:value="0.6861260269273777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.0" office:value-type="float"/>
          <table:table-cell office:value="1.0" office:value-type="float"/>
          <table:table-cell office:value="0.6751444463326975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.0" office:value-type="float"/>
          <table:table-cell office:value="0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.0" office:value-type="float"/>
          <table:table-cell office:value="0.6672362974002483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.0" office:value-type="float"/>
          <table:table-cell office:value="0.7120774665962534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.0" office:value-type="float"/>
          <table:table-cell office:value="0.7096630533880872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1.0" office:value-type="float"/>
          <table:table-cell office:value="0.6366563930149857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1.0" office:value-type="float"/>
          <table:table-cell office:value="0.6817485867893286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171519057295115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.0" office:value-type="float"/>
          <table:table-cell office:value="0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.0" office:value-type="float"/>
          <table:table-cell office:value="0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.0" office:value-type="float"/>
          <table:table-cell office:value="0.6899135806841815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.0" office:value-type="float"/>
          <table:table-cell office:value="0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.0" office:value-type="float"/>
          <table:table-cell office:value="0.7064916435141396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.0" office:value-type="float"/>
          <table:table-cell office:value="0.7264497739825863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.0" office:value-type="float"/>
          <table:table-cell office:value="0.7337839566525912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.0" office:value-type="float"/>
          <table:table-cell office:value="0.6955078172448803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.0" office:value-type="float"/>
          <table:table-cell office:value="0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.0" office:value-type="float"/>
          <table:table-cell office:value="0.7206103185824458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.0" office:value-type="float"/>
          <table:table-cell office:value="0.648486109961636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.0" office:value-type="float"/>
          <table:table-cell office:value="0.658145547619398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.0" office:value-type="float"/>
          <table:table-cell office:value="0.6964753175029369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48875311105525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.0" office:value-type="float"/>
          <table:table-cell office:value="0.7071621156739869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.0" office:value-type="float"/>
          <table:table-cell office:value="0.6977161128005731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.0" office:value-type="float"/>
          <table:table-cell office:value="0.6998728035546087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.0" office:value-type="float"/>
          <table:table-cell office:value="0.7102613300009987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.0" office:value-type="float"/>
          <table:table-cell office:value="0.7067417886002982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.0" office:value-type="float"/>
          <table:table-cell office:value="0.6899868650008859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.0" office:value-type="float"/>
          <table:table-cell office:value="0.6820731507123882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053048104900884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.0" office:value-type="float"/>
          <table:table-cell office:value="0.7321311908537562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.0" office:value-type="float"/>
          <table:table-cell office:value="0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.0" office:value-type="float"/>
          <table:table-cell office:value="0.7119501624095949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1.0" office:value-type="float"/>
          <table:table-cell office:value="0.6498346466418151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.0" office:value-type="float"/>
          <table:table-cell office:value="0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.0" office:value-type="float"/>
          <table:table-cell office:value="0.7083331121203637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.0" office:value-type="float"/>
          <table:table-cell office:value="0.7395638304976306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.0" office:value-type="float"/>
          <table:table-cell office:value="0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.0" office:value-type="float"/>
          <table:table-cell office:value="0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.0" office:value-type="float"/>
          <table:table-cell office:value="0.6911630415629235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.0" office:value-type="float"/>
          <table:table-cell office:value="0.7095045960798064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.0" office:value-type="float"/>
          <table:table-cell office:value="0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1.0" office:value-type="float"/>
          <table:table-cell office:value="0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.0" office:value-type="float"/>
          <table:table-cell office:value="0.7026089457545273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.0" office:value-type="float"/>
          <table:table-cell office:value="0.7087873362553633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.0" office:value-type="float"/>
          <table:table-cell office:value="0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.0" office:value-type="float"/>
          <table:table-cell office:value="0.6970725222620552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.0" office:value-type="float"/>
          <table:table-cell office:value="0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.0" office:value-type="float"/>
          <table:table-cell office:value="0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.0" office:value-type="float"/>
          <table:table-cell office:value="0.7084055590938102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762282691717143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.0" office:value-type="float"/>
          <table:table-cell office:value="0.7408105689328102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89513360857182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.0" office:value-type="float"/>
          <table:table-cell office:value="0.7068616221452594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.0" office:value-type="float"/>
          <table:table-cell office:value="0.7019897560725733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.0" office:value-type="float"/>
          <table:table-cell office:value="0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.0" office:value-type="float"/>
          <table:table-cell office:value="0.7166380209856643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.0" office:value-type="float"/>
          <table:table-cell office:value="0.7279246220920695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.0" office:value-type="float"/>
          <table:table-cell office:value="0.7023959008052115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1.0" office:value-type="float"/>
          <table:table-cell office:value="0.6772690087115133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.0" office:value-type="float"/>
          <table:table-cell office:value="0.7240901848594935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.0" office:value-type="float"/>
          <table:table-cell office:value="0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.0" office:value-type="float"/>
          <table:table-cell office:value="0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.0" office:value-type="float"/>
          <table:table-cell office:value="0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.0" office:value-type="float"/>
          <table:table-cell office:value="0.7453138225353008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.0" office:value-type="float"/>
          <table:table-cell office:value="0.736019980195822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.0" office:value-type="float"/>
          <table:table-cell office:value="0.6992958730812001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.0" office:value-type="float"/>
          <table:table-cell office:value="0.7404888394092437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.0" office:value-type="float"/>
          <table:table-cell office:value="0.6728784505251528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.0" office:value-type="float"/>
          <table:table-cell office:value="0.7350466556859403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.0" office:value-type="float"/>
          <table:table-cell office:value="0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.0" office:value-type="float"/>
          <table:table-cell office:value="0.7354189580478866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.0" office:value-type="float"/>
          <table:table-cell office:value="0.6610705932497002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.0" office:value-type="float"/>
          <table:table-cell office:value="0.6929820753316535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.0" office:value-type="float"/>
          <table:table-cell office:value="0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.0" office:value-type="float"/>
          <table:table-cell office:value="0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.0" office:value-type="float"/>
          <table:table-cell office:value="0.6534161988474061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.0" office:value-type="float"/>
          <table:table-cell office:value="0.7203696531014885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.0" office:value-type="float"/>
          <table:table-cell office:value="0.6841549827896832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.0" office:value-type="float"/>
          <table:table-cell office:value="0.7023855656976646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.0" office:value-type="float"/>
          <table:table-cell office:value="0.7018722490345295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.0" office:value-type="float"/>
          <table:table-cell office:value="0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.0" office:value-type="float"/>
          <table:table-cell office:value="0.6760016260265542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.0" office:value-type="float"/>
          <table:table-cell office:value="0.728792142210012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.0" office:value-type="float"/>
          <table:table-cell office:value="0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.0" office:value-type="float"/>
          <table:table-cell office:value="0.6872729360281232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1.0" office:value-type="float"/>
          <table:table-cell office:value="0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.0" office:value-type="float"/>
          <table:table-cell office:value="0.6579614385709721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.0" office:value-type="float"/>
          <table:table-cell office:value="0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.0" office:value-type="float"/>
          <table:table-cell office:value="0.6857268648079339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.0" office:value-type="float"/>
          <table:table-cell office:value="0.7105535642678831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.0" office:value-type="float"/>
          <table:table-cell office:value="0.722953599272484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.0" office:value-type="float"/>
          <table:table-cell office:value="0.7158711815401875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.0" office:value-type="float"/>
          <table:table-cell office:value="0.7310160694224951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.0" office:value-type="float"/>
          <table:table-cell office:value="0.6603962067210013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.0" office:value-type="float"/>
          <table:table-cell office:value="0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.0" office:value-type="float"/>
          <table:table-cell office:value="0.6933321699537308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.0" office:value-type="float"/>
          <table:table-cell office:value="0.7025280220360847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.0" office:value-type="float"/>
          <table:table-cell office:value="0.700673245710438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.0" office:value-type="float"/>
          <table:table-cell office:value="0.6889028924852627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.0" office:value-type="float"/>
          <table:table-cell office:value="0.7122786586620273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.0" office:value-type="float"/>
          <table:table-cell office:value="0.6959114888252244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.0" office:value-type="float"/>
          <table:table-cell office:value="0.7436517274616344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.0" office:value-type="float"/>
          <table:table-cell office:value="0.7086779474117694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.0" office:value-type="float"/>
          <table:table-cell office:value="0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.0" office:value-type="float"/>
          <table:table-cell office:value="0.6814598814046995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.0" office:value-type="float"/>
          <table:table-cell office:value="0.7028183069919745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.0" office:value-type="float"/>
          <table:table-cell office:value="0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.0" office:value-type="float"/>
          <table:table-cell office:value="0.7214936154273982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1.0" office:value-type="float"/>
          <table:table-cell office:value="0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.0" office:value-type="float"/>
          <table:table-cell office:value="0.7339740146423234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.0" office:value-type="float"/>
          <table:table-cell office:value="0.7206838779506456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.0" office:value-type="float"/>
          <table:table-cell office:value="0.692749339856048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.0" office:value-type="float"/>
          <table:table-cell office:value="0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.0" office:value-type="float"/>
          <table:table-cell office:value="0.7176266514826599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1.0" office:value-type="float"/>
          <table:table-cell office:value="0.6983500248431521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.0" office:value-type="float"/>
          <table:table-cell office:value="0.7090319645677722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.0" office:value-type="float"/>
          <table:table-cell office:value="0.6900112132460007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.0" office:value-type="float"/>
          <table:table-cell office:value="0.7077058913905604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.0" office:value-type="float"/>
          <table:table-cell office:value="0.6951956411469534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.0" office:value-type="float"/>
          <table:table-cell office:value="0.6798785433156164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.0" office:value-type="float"/>
          <table:table-cell office:value="0.7048093378313504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.0" office:value-type="float"/>
          <table:table-cell office:value="0.6995410431861427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.0" office:value-type="float"/>
          <table:table-cell office:value="0.7125858286789005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.0" office:value-type="float"/>
          <table:table-cell office:value="0.6837358868967139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.0" office:value-type="float"/>
          <table:table-cell office:value="0.7127915473769896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78029435656104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.0" office:value-type="float"/>
          <table:table-cell office:value="0.7222893605379199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.0" office:value-type="float"/>
          <table:table-cell office:value="0.715939521409292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.0" office:value-type="float"/>
          <table:table-cell office:value="0.692179002280528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.0" office:value-type="float"/>
          <table:table-cell office:value="0.7129145204325732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.0" office:value-type="float"/>
          <table:table-cell office:value="0.7131285292737176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.0" office:value-type="float"/>
          <table:table-cell office:value="0.6856980516043664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.0" office:value-type="float"/>
          <table:table-cell office:value="0.6724449928235037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.0" office:value-type="float"/>
          <table:table-cell office:value="0.6706334199100504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.0" office:value-type="float"/>
          <table:table-cell office:value="0.7102794468228265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.0" office:value-type="float"/>
          <table:table-cell office:value="0.7439628809809801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.0" office:value-type="float"/>
          <table:table-cell office:value="0.711045648256601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.0" office:value-type="float"/>
          <table:table-cell office:value="0.6877492817029321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.0" office:value-type="float"/>
          <table:table-cell office:value="0.7142394504593398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.0" office:value-type="float"/>
          <table:table-cell office:value="0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.0" office:value-type="float"/>
          <table:table-cell office:value="0.692077494829168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.0" office:value-type="float"/>
          <table:table-cell office:value="0.7053508654930314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.0" office:value-type="float"/>
          <table:table-cell office:value="0.7108063280210153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.0" office:value-type="float"/>
          <table:table-cell office:value="0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.0" office:value-type="float"/>
          <table:table-cell office:value="0.6350825774460062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.0" office:value-type="float"/>
          <table:table-cell office:value="0.6942821431705405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.0" office:value-type="float"/>
          <table:table-cell office:value="0.7053301131076027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.0" office:value-type="float"/>
          <table:table-cell office:value="0.6836683292035953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.0" office:value-type="float"/>
          <table:table-cell office:value="0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.0" office:value-type="float"/>
          <table:table-cell office:value="0.6758091221471875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.0" office:value-type="float"/>
          <table:table-cell office:value="0.7073149636096162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.0" office:value-type="float"/>
          <table:table-cell office:value="0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.0" office:value-type="float"/>
          <table:table-cell office:value="0.6889054555487338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.0" office:value-type="float"/>
          <table:table-cell office:value="1.0" office:value-type="float"/>
          <table:table-cell office:value="0.6750808169600447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.0" office:value-type="float"/>
          <table:table-cell office:value="0.7023781703808191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.0" office:value-type="float"/>
          <table:table-cell office:value="0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.0" office:value-type="float"/>
          <table:table-cell office:value="0.692702267222249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.0" office:value-type="float"/>
          <table:table-cell office:value="0.7259137545806672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.0" office:value-type="float"/>
          <table:table-cell office:value="0.7256511268436553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.0" office:value-type="float"/>
          <table:table-cell office:value="0.7313755237374019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.0" office:value-type="float"/>
          <table:table-cell office:value="0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.0" office:value-type="float"/>
          <table:table-cell office:value="0.6972633541097683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1.0" office:value-type="float"/>
          <table:table-cell office:value="0.6610343182322508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1.0" office:value-type="float"/>
          <table:table-cell office:value="0.67454730097033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.0" office:value-type="float"/>
          <table:table-cell office:value="0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.0" office:value-type="float"/>
          <table:table-cell office:value="0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.0" office:value-type="float"/>
          <table:table-cell office:value="0.6851803691736461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.0" office:value-type="float"/>
          <table:table-cell office:value="0.7211526571737273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.0" office:value-type="float"/>
          <table:table-cell office:value="0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.0" office:value-type="float"/>
          <table:table-cell office:value="0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.0" office:value-type="float"/>
          <table:table-cell office:value="0.7009865164344943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.0" office:value-type="float"/>
          <table:table-cell office:value="0.7319292392027984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.0" office:value-type="float"/>
          <table:table-cell office:value="0.67896821370091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.0" office:value-type="float"/>
          <table:table-cell office:value="0.7125343336511595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.0" office:value-type="float"/>
          <table:table-cell office:value="0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.0" office:value-type="float"/>
          <table:table-cell office:value="0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.0" office:value-type="float"/>
          <table:table-cell office:value="0.6898965655481862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.0" office:value-type="float"/>
          <table:table-cell office:value="0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.0" office:value-type="float"/>
          <table:table-cell office:value="0.6908471467279085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.0" office:value-type="float"/>
          <table:table-cell office:value="0.7078872618986803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.0" office:value-type="float"/>
          <table:table-cell office:value="0.7169632006178767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.0" office:value-type="float"/>
          <table:table-cell office:value="0.6898171621867791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.0" office:value-type="float"/>
          <table:table-cell office:value="0.685080910667731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.0" office:value-type="float"/>
          <table:table-cell office:value="0.703352895691176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.0" office:value-type="float"/>
          <table:table-cell office:value="0.6901762613693246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.0" office:value-type="float"/>
          <table:table-cell office:value="0.6830201457017154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.0" office:value-type="float"/>
          <table:table-cell office:value="0.681295642098508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.0" office:value-type="float"/>
          <table:table-cell office:value="0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.0" office:value-type="float"/>
          <table:table-cell office:value="0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.0" office:value-type="float"/>
          <table:table-cell office:value="0.6895629531766584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.0" office:value-type="float"/>
          <table:table-cell office:value="0.7023186903098282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.0" office:value-type="float"/>
          <table:table-cell office:value="0.7242746423819665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.0" office:value-type="float"/>
          <table:table-cell office:value="0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.0" office:value-type="float"/>
          <table:table-cell office:value="0.7039611954987441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.0" office:value-type="float"/>
          <table:table-cell office:value="0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.0" office:value-type="float"/>
          <table:table-cell office:value="0.6879022653003638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.0" office:value-type="float"/>
          <table:table-cell office:value="0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.0" office:value-type="float"/>
          <table:table-cell office:value="0.7337461406313609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.0" office:value-type="float"/>
          <table:table-cell office:value="0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.0" office:value-type="float"/>
          <table:table-cell office:value="0.6945509848333385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.0" office:value-type="float"/>
          <table:table-cell office:value="0.68998071264898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.0" office:value-type="float"/>
          <table:table-cell office:value="0.7014711633648946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.0" office:value-type="float"/>
          <table:table-cell office:value="0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.0" office:value-type="float"/>
          <table:table-cell office:value="0.7035786862975653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.0" office:value-type="float"/>
          <table:table-cell office:value="0.6836694568006346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.0" office:value-type="float"/>
          <table:table-cell office:value="0.674639007894882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.0" office:value-type="float"/>
          <table:table-cell office:value="0.7460316337869319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.0" office:value-type="float"/>
          <table:table-cell office:value="0.7236245821116176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.0" office:value-type="float"/>
          <table:table-cell office:value="0.690031217687191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.0" office:value-type="float"/>
          <table:table-cell office:value="0.6920390648259892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.0" office:value-type="float"/>
          <table:table-cell office:value="0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.0" office:value-type="float"/>
          <table:table-cell office:value="0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.0" office:value-type="float"/>
          <table:table-cell office:value="0.6950601147954661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.0" office:value-type="float"/>
          <table:table-cell office:value="0.6923436355558567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.0" office:value-type="float"/>
          <table:table-cell office:value="0.6935466032404679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.0" office:value-type="float"/>
          <table:table-cell office:value="0.7054612689656156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.0" office:value-type="float"/>
          <table:table-cell office:value="0.7012643103580403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.0" office:value-type="float"/>
          <table:table-cell office:value="0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.0" office:value-type="float"/>
          <table:table-cell office:value="0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.0" office:value-type="float"/>
          <table:table-cell office:value="0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.0" office:value-type="float"/>
          <table:table-cell office:value="0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.0" office:value-type="float"/>
          <table:table-cell office:value="0.6568893358031939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.0" office:value-type="float"/>
          <table:table-cell office:value="0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.0" office:value-type="float"/>
          <table:table-cell office:value="0.6882534155063926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.0" office:value-type="float"/>
          <table:table-cell office:value="0.7163487922461393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.0" office:value-type="float"/>
          <table:table-cell office:value="0.6862142898456519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.0" office:value-type="float"/>
          <table:table-cell office:value="0.6750821503206265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.0" office:value-type="float"/>
          <table:table-cell office:value="0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.0" office:value-type="float"/>
          <table:table-cell office:value="0.7404765314083129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.0" office:value-type="float"/>
          <table:table-cell office:value="0.713136592093716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748827522494786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.0" office:value-type="float"/>
          <table:table-cell office:value="0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.0" office:value-type="float"/>
          <table:table-cell office:value="0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.0" office:value-type="float"/>
          <table:table-cell office:value="0.67705669888031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.0" office:value-type="float"/>
          <table:table-cell office:value="0.6944539577222016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.0" office:value-type="float"/>
          <table:table-cell office:value="0.7134419613960424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.0" office:value-type="float"/>
          <table:table-cell office:value="0.6894113372987424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.0" office:value-type="float"/>
          <table:table-cell office:value="0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.0" office:value-type="float"/>
          <table:table-cell office:value="0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.0" office:value-type="float"/>
          <table:table-cell office:value="0.6767226734069077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.0" office:value-type="float"/>
          <table:table-cell office:value="0.7142679444054919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1.0" office:value-type="float"/>
          <table:table-cell office:value="0.6996498721671421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.0" office:value-type="float"/>
          <table:table-cell office:value="0.730242825958672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.0" office:value-type="float"/>
          <table:table-cell office:value="0.6805358009621736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.0" office:value-type="float"/>
          <table:table-cell office:value="0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.0" office:value-type="float"/>
          <table:table-cell office:value="0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.0" office:value-type="float"/>
          <table:table-cell office:value="0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.0" office:value-type="float"/>
          <table:table-cell office:value="0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.0" office:value-type="float"/>
          <table:table-cell office:value="0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.0" office:value-type="float"/>
          <table:table-cell office:value="0.7240936127308018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4T21:32:42.355808</meta:creation-date>
    <dc:date>2019-04-14T21:32:42.447778</dc:date>
    <meta:generator>http://pypi.python.org/pypi/ezodf/0.1.0$Python3.6.7 (default, Oct 22 2018, 11:32:17) 
[GCC 8.2.0]</meta:generator>
    <meta:document-statistic/>
    <meta:editing-cycles>1</meta:editing-cycles>
  </office:meta>
</office:document-meta>
</file>